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8.834cm"/>
    </style:style>
    <style:style style:name="co3" style:family="table-column">
      <style:table-column-properties fo:break-before="auto" style:column-width="10.14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AB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In Cart</text:p>
          </table:table-cell>
          <table:table-cell office:value-type="string" calcext:value-type="string">
            <text:p>N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PS630701RN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30702RNM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]*10 - [.F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N8,RN6</text:p>
          </table:table-cell>
          <table:table-cell office:value-type="string" calcext:value-type="string">
            <text:p>R_Array_Convex_4x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1,H4,H6,H3,H5,H2</text:p>
          </table:table-cell>
          <table:table-cell office:value-type="string" calcext:value-type="string">
            <text:p>MountingHole_3.2mm_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5.3x5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6]*10 - [.F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QFN_LSM6DSV80XTR_ST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M6DSV80XT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7]*10 - [.F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3,Q5,Q2,Q6,Q7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N2040U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[.D8]*10 - [.F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M8272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9]*10 - [.F9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,R32,R30,R27,R1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9,J10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3_Odd_Eve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7,C38,C30,C29,C20,C28,C3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45,R4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5,C32,C2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9,R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N10</text:p>
          </table:table-cell>
          <table:table-cell office:value-type="string" calcext:value-type="string">
            <text:p>R_Array_Convex_4x060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,C3,C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9,R40,R14,R3,R31,R16,R20,R41,R33,R28,R34,R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5,R4,R2,R12,R17,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11,Q10,Q12</text:p>
          </table:table-cell>
          <table:table-cell office:value-type="string" calcext:value-type="string">
            <text:p>DFN-6_L2.0-W2.0-P0.65-BL-EP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JM09P30D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1]*10 - [.F21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2]*10 - [.F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-3_L2.9-W1.6-P1.90-LS2.8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-25,21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23]*10 - [.F23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80-1EP_10x10mm_P0.4mm_EP3.4x3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350B-QFN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27]*10 - [.F2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N9,RN7</text:p>
          </table:table-cell>
          <table:table-cell office:value-type="string" calcext:value-type="string">
            <text:p>R_Array_Convex_4x06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AOTA-B201610S3R3-101-T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 directiona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]*10 - [.F29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SDM2U30C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_Smal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D31]*10 - [.F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TerminalBlock_WAGO_2601-1106_1x06_P3.5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[.D32]*10 - [.F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8,C22,C1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T_HLGA-10_2x2mm_P0.5mm_LayoutBorder3x2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22DF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34]*10 - [.F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34,C3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3,R4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k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2_L6.5-W6.1-P4.58-LS10.0-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D44H11T4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8]*10 - [.F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GA-12_2x2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2MD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39]*10 - [.F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,C9,C10,C13,C14,C11,C6,C7,C8,C5,C15,C1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1008_2520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D41]*10 - [.F41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6,J5</text:p>
          </table:table-cell>
          <table:table-cell office:value-type="string" calcext:value-type="string">
            <text:p>PinHeader_2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8_Odd_Even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7</text:p>
          </table:table-cell>
          <table:table-cell office:value-type="float" office:value="5033981892" calcext:value-type="float">
            <text:p>503398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3398-189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46]*10 - [.F4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SB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EL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-C-TH_UC23-0B16F00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C-306DDW-ARP16</text:p>
          </table:table-cell>
          <table:table-cell office:value-type="string" calcext:value-type="string">
            <text:p>~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SD-105314-100_04_MOL</text:p>
          </table:table-cell>
          <table:table-cell office:value-type="float" office:value="1" calcext:value-type="float">
            <text:p>1</text:p>
          </table:table-cell>
          <table:table-cell office:value-type="float" office:value="1053141104" calcext:value-type="float">
            <text:p>105314110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XDCR_CMT-8503-85B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T-8503-85B-SMT-T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52]*10 - [.F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SB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2T01:35:35.114001044</dc:date>
    <meta:editing-duration>P5DT7H7M28S</meta:editing-duration>
    <meta:editing-cycles>1</meta:editing-cycles>
    <meta:document-statistic meta:table-count="1" meta:cell-count="311" meta:object-count="0"/>
    <meta:generator>LibreOffice/26.2.1.2$Linux_X86_64 LibreOffice_project/620$Build-2</meta:generator>
  </office:meta>
</office:document-meta>
</file>